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76.51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Expense_20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ense 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1" calcext:value-type="date">
            <text:p>01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2" calcext:value-type="date">
            <text:p>02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3" calcext:value-type="date">
            <text:p>03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5" calcext:value-type="date">
            <text:p>05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6" calcext:value-type="date">
            <text:p>06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7" calcext:value-type="date">
            <text:p>07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8" calcext:value-type="date">
            <text:p>08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09" calcext:value-type="date">
            <text:p>09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0" calcext:value-type="date">
            <text:p>10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2" calcext:value-type="date">
            <text:p>12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3" calcext:value-type="date">
            <text:p>13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4" calcext:value-type="date">
            <text:p>14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5" calcext:value-type="date">
            <text:p>15-02-2018</text:p>
          </table:table-cell>
          <table:table-cell table:style-name="ce5" office:value-type="float" office:value="80" calcext:value-type="float">
            <text:p>8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6" calcext:value-type="date">
            <text:p>16-02-2018</text:p>
          </table:table-cell>
          <table:table-cell table:style-name="ce5" office:value-type="float" office:value="40" calcext:value-type="float">
            <text:p>4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7" calcext:value-type="date">
            <text:p>17-02-2018</text:p>
          </table:table-cell>
          <table:table-cell table:style-name="ce5" office:value-type="float" office:value="50" calcext:value-type="float">
            <text:p>5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19" calcext:value-type="date">
            <text:p>19-02-2018</text:p>
          </table:table-cell>
          <table:table-cell table:style-name="ce5" office:value-type="float" office:value="70" calcext:value-type="float">
            <text:p>7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20" calcext:value-type="date">
            <text:p>20-02-2018</text:p>
          </table:table-cell>
          <table:table-cell table:style-name="ce5" office:value-type="float" office:value="95" calcext:value-type="float">
            <text:p>9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21" calcext:value-type="date">
            <text:p>21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22" calcext:value-type="date">
            <text:p>22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1-23" calcext:value-type="date">
            <text:p>23-01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1-24" calcext:value-type="date">
            <text:p>24-01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/>
          <table:table-cell table:style-name="ce5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1-26" calcext:value-type="date">
            <text:p>26-01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27" calcext:value-type="date">
            <text:p>27-02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2-28" calcext:value-type="date">
            <text:p>28-02-2018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4" table:number-columns-repeated="22"/>
          <table:table-cell table:number-columns-repeated="999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3])" office:value-type="string" office:string-value="1780.00" calcext:value-type="string">
            <text:p>1780.00</text:p>
          </table:table-cell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 table:number-rows-repeated="97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ense_20_Sheet" style:display-name="PageStyle_Expens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5.1.0.3$Linux_X86_64 LibreOffice_project/</meta:generator>
  </office:meta>
</office:document-meta>
</file>